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5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pharael, Dreaming Acolyte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col Bolas, God-Pharaoh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Crimson Bride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ilk, Web Weaver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4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p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6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aïs Adelin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 Auriel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Sylvain Benhamich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eaumanoir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  <table:table-row table:style-name="ro1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11:58:31.44473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11-23T11:58:40.917806800</dc:date>
    <meta:editing-duration>PT22M25S</meta:editing-duration>
    <meta:editing-cycles>16</meta:editing-cycles>
    <meta:generator>LibreOffice/25.2.6.1$Windows_X86_64 LibreOffice_project/13f8d05e475a6b6572cdd8fe3af1421c659c51c2</meta:generator>
    <meta:document-statistic meta:table-count="4" meta:cell-count="286" meta:object-count="0"/>
  </office:meta>
</office:document-meta>
</file>